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margin-top="0.2083in" fo:margin-bottom="0.2083in" style:contextual-spacing="false" fo:text-indent="0in" style:auto-text-indent="false"/>
    </style:style>
    <style:style style:name="P2" style:family="paragraph" style:parent-style-name="Heading_20_1">
      <style:paragraph-properties fo:margin-left="0in" fo:margin-right="0in" fo:margin-top="0in" fo:margin-bottom="0.1563in" style:contextual-spacing="false" fo:text-indent="0in" style:auto-text-indent="false"/>
    </style:style>
    <style:style style:name="P3" style:family="paragraph" style:parent-style-name="Heading_20_1">
      <style:paragraph-properties fo:margin-left="0in" fo:margin-right="0in" fo:margin-top="0in" fo:margin-bottom="0.1563in" style:contextual-spacing="false" fo:text-indent="0in" style:auto-text-indent="false"/>
      <style:text-properties loext:padding="0in" loext:border="none"/>
    </style:style>
    <style:style style:name="P4" style:family="paragraph" style:parent-style-name="Heading_20_1">
      <style:paragraph-properties fo:margin-top="0in" fo:margin-bottom="0.1563in" style:contextual-spacing="false" fo:text-align="start" style:justify-single-word="false"/>
    </style:style>
    <style:style style:name="P5" style:family="paragraph" style:parent-style-name="Heading_20_2">
      <style:paragraph-properties fo:margin-left="0in" fo:margin-right="0in" fo:margin-top="0in" fo:margin-bottom="0.1563in" style:contextual-spacing="false" fo:text-indent="0in" style:auto-text-indent="false"/>
    </style:style>
    <style:style style:name="P6" style:family="paragraph" style:parent-style-name="Text_20_body">
      <style:paragraph-properties fo:margin-left="0in" fo:margin-right="0in" fo:margin-top="0in" fo:margin-bottom="0.1563in" style:contextual-spacing="false" fo:text-indent="0in" style:auto-text-indent="false"/>
    </style:style>
    <style:style style:name="P7" style:family="paragraph" style:parent-style-name="Text_20_body" style:list-style-name="L1">
      <style:paragraph-properties fo:margin-left="0in" fo:margin-right="0in" fo:margin-top="0in" fo:margin-bottom="0.1043in" style:contextual-spacing="false" fo:text-indent="0in" style:auto-text-indent="false"/>
    </style:style>
    <style:style style:name="P8" style:family="paragraph" style:parent-style-name="Text_20_body" style:list-style-name="L2">
      <style:paragraph-properties fo:margin-left="0in" fo:margin-right="0in" fo:margin-top="0in" fo:margin-bottom="0.1043in" style:contextual-spacing="false" fo:text-indent="0in" style:auto-text-indent="false"/>
    </style:style>
    <style:style style:name="P9" style:family="paragraph" style:parent-style-name="Text_20_body">
      <style:paragraph-properties fo:margin-left="0in" fo:margin-right="0in" fo:margin-top="0in" fo:margin-bottom="0.1563in" style:contextual-spacing="false" fo:text-indent="0in" style:auto-text-indent="false"/>
      <style:text-properties officeooo:rsid="000c7ffb" officeooo:paragraph-rsid="000c7ffb" loext:padding="0in" loext:border="none"/>
    </style:style>
    <style:style style:name="P10" style:family="paragraph" style:parent-style-name="Text_20_body" style:list-style-name="L3">
      <style:paragraph-properties fo:margin-left="0in" fo:margin-right="0in" fo:margin-top="0in" fo:margin-bottom="0.1563in" style:contextual-spacing="false" fo:text-indent="0in" style:auto-text-indent="false"/>
      <style:text-properties officeooo:paragraph-rsid="000c7ffb"/>
    </style:style>
    <style:style style:name="P11" style:family="paragraph" style:parent-style-name="Text_20_body" style:list-style-name="L4">
      <style:paragraph-properties fo:margin-left="0in" fo:margin-right="0in" fo:margin-top="0in" fo:margin-bottom="0.1563in" style:contextual-spacing="false" fo:text-indent="0in" style:auto-text-indent="false"/>
    </style:style>
    <style:style style:name="P12" style:family="paragraph" style:parent-style-name="Text_20_body" style:list-style-name="L5">
      <style:paragraph-properties fo:margin-left="0in" fo:margin-right="0in" fo:margin-top="0in" fo:margin-bottom="0.1563in" style:contextual-spacing="false" fo:text-indent="0in" style:auto-text-indent="false"/>
    </style:style>
    <style:style style:name="P13" style:family="paragraph" style:parent-style-name="Text_20_body" style:list-style-name="L6">
      <style:paragraph-properties fo:margin-left="0in" fo:margin-right="0in" fo:margin-top="0in" fo:margin-bottom="0.1563in" style:contextual-spacing="false" fo:text-indent="0in" style:auto-text-indent="false"/>
    </style:style>
    <style:style style:name="P14" style:family="paragraph" style:parent-style-name="Text_20_body" style:list-style-name="L7">
      <style:paragraph-properties fo:margin-left="0in" fo:margin-right="0in" fo:margin-top="0in" fo:margin-bottom="0.1563in" style:contextual-spacing="false" fo:text-indent="0in" style:auto-text-indent="false"/>
    </style:style>
    <style:style style:name="P15" style:family="paragraph" style:parent-style-name="Text_20_body" style:list-style-name="L8">
      <style:paragraph-properties fo:margin-left="0in" fo:margin-right="0in" fo:margin-top="0in" fo:margin-bottom="0.1563in" style:contextual-spacing="false" fo:text-indent="0in" style:auto-text-indent="false"/>
    </style:style>
    <style:style style:name="P16" style:family="paragraph" style:parent-style-name="Text_20_body" style:list-style-name="L9">
      <style:paragraph-properties fo:margin-left="0in" fo:margin-right="0in" fo:margin-top="0in" fo:margin-bottom="0.1563in" style:contextual-spacing="false" fo:text-indent="0in" style:auto-text-indent="false"/>
    </style:style>
    <style:style style:name="P17" style:family="paragraph" style:parent-style-name="Text_20_body" style:list-style-name="L10">
      <style:paragraph-properties fo:margin-left="0in" fo:margin-right="0in" fo:margin-top="0in" fo:margin-bottom="0.1563in" style:contextual-spacing="false" fo:text-indent="0in" style:auto-text-indent="false"/>
    </style:style>
    <style:style style:name="P18" style:family="paragraph" style:parent-style-name="Text_20_body" style:list-style-name="L11">
      <style:paragraph-properties fo:margin-left="0in" fo:margin-right="0in" fo:margin-top="0in" fo:margin-bottom="0.1563in" style:contextual-spacing="false" fo:text-indent="0in" style:auto-text-indent="false"/>
    </style:style>
    <style:style style:name="P19" style:family="paragraph" style:parent-style-name="Text_20_body">
      <style:paragraph-properties fo:margin-top="0in" fo:margin-bottom="0.1563in" style:contextual-spacing="false" fo:text-align="start" style:justify-single-word="false"/>
    </style:style>
    <style:style style:name="P20" style:family="paragraph" style:parent-style-name="Text_20_body">
      <style:paragraph-properties fo:margin-top="0in" fo:margin-bottom="0in" style:contextual-spacing="false" fo:text-align="start" style:justify-single-word="false" fo:padding="0in" fo:border="none"/>
    </style:style>
    <style:style style:name="P21" style:family="paragraph" style:parent-style-name="Text_20_body">
      <style:paragraph-properties fo:text-align="start" style:justify-single-word="false" fo:padding="0in" fo:border="none"/>
    </style:style>
    <style:style style:name="P22" style:family="paragraph" style:parent-style-name="Text_20_body">
      <style:paragraph-properties fo:text-align="start" style:justify-single-word="false"/>
    </style:style>
    <style:style style:name="P23" style:family="paragraph" style:parent-style-name="Text_20_body" style:list-style-name="L14">
      <style:paragraph-properties fo:margin-left="0in" fo:margin-right="0in" fo:margin-top="0in" fo:margin-bottom="0.1043in" style:contextual-spacing="false" fo:text-indent="0in" style:auto-text-indent="false"/>
    </style:style>
    <style:style style:name="P24" style:family="paragraph" style:parent-style-name="Text_20_body" style:list-style-name="L15">
      <style:paragraph-properties fo:margin-left="0in" fo:margin-right="0in" fo:margin-top="0in" fo:margin-bottom="0.1043in" style:contextual-spacing="false" fo:text-indent="0in" style:auto-text-indent="false"/>
    </style:style>
    <style:style style:name="T1" style:family="text">
      <style:text-properties officeooo:rsid="000c7ffb"/>
    </style:style>
    <style:style style:name="T2" style:family="text">
      <style:text-properties fo:background-color="transparent" loext:char-shading-value="0"/>
    </style:style>
    <style:style style:name="T3"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space-before="0.4925in"/>
        <style:text-properties style:font-name="OpenSymbol"/>
      </text:list-level-style-bullet>
      <text:list-level-style-bullet text:level="2" text:style-name="Bullet_20_Symbols" text:bullet-char="➔">
        <style:list-level-properties text:space-before="0.7882in" text:min-label-width="0.1965in"/>
        <style:text-properties style:font-name="OpenSymbol"/>
      </text:list-level-style-bullet>
      <text:list-level-style-bullet text:level="3" text:style-name="Bullet_20_Symbols" text:bullet-char="➔">
        <style:list-level-properties text:space-before="1.2807in" text:min-label-width="0.1965in"/>
        <style:text-properties style:font-name="OpenSymbol"/>
      </text:list-level-style-bullet>
      <text:list-level-style-bullet text:level="4" text:style-name="Bullet_20_Symbols" text:bullet-char="➔">
        <style:list-level-properties text:space-before="1.7728in" text:min-label-width="0.1965in"/>
        <style:text-properties style:font-name="OpenSymbol"/>
      </text:list-level-style-bullet>
      <text:list-level-style-bullet text:level="5" text:style-name="Bullet_20_Symbols" text:bullet-char="➔">
        <style:list-level-properties text:space-before="2.2654in" text:min-label-width="0.1965in"/>
        <style:text-properties style:font-name="OpenSymbol"/>
      </text:list-level-style-bullet>
      <text:list-level-style-bullet text:level="6" text:style-name="Bullet_20_Symbols" text:bullet-char="➔">
        <style:list-level-properties text:space-before="2.7579in" text:min-label-width="0.1965in"/>
        <style:text-properties style:font-name="OpenSymbol"/>
      </text:list-level-style-bullet>
      <text:list-level-style-bullet text:level="7" text:style-name="Bullet_20_Symbols" text:bullet-char="➔">
        <style:list-level-properties text:space-before="3.25in" text:min-label-width="0.1965in"/>
        <style:text-properties style:font-name="OpenSymbol"/>
      </text:list-level-style-bullet>
      <text:list-level-style-bullet text:level="8" text:style-name="Bullet_20_Symbols" text:bullet-char="➔">
        <style:list-level-properties text:space-before="3.7425in" text:min-label-width="0.1965in"/>
        <style:text-properties style:font-name="OpenSymbol"/>
      </text:list-level-style-bullet>
      <text:list-level-style-bullet text:level="9" text:style-name="Bullet_20_Symbols" text:bullet-char="➔">
        <style:list-level-properties text:space-before="4.2346in" text:min-label-width="0.1965in"/>
        <style:text-properties style:font-name="OpenSymbol"/>
      </text:list-level-style-bullet>
      <text:list-level-style-bullet text:level="10" text:style-name="Bullet_20_Symbols" text:bullet-char="➔">
        <style:list-level-properties text:space-before="4.7272in" text:min-label-width="0.1965in"/>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xecutive Summary</text:h>
      <text:p text:style-name="P6">This document presents a comprehensive analysis undertaken by Alexander Boateng on 08/28/2023 based on a suspicious E-mail received by AT-USA CFO. The investigation's primary objective is to re-evaluate the initial conclusions presented by Mr. Boots. The focus was on Boots' assertion that, due to the absence of malicious entities on P. Brand's computer, there was no compromise of other AT-USA systems, thereby suggesting the email in question was harmless. </text:p>
      <text:p text:style-name="P6">Investigation Details </text:p>
      <text:p text:style-name="P6">On 12/29/2017 and at 20:58 GMT, four AT-USA email users P. Brand, P. Land, D. Walker, and S. Adams, received a spear-phishing email. The intent of this email was to direct users towards a compromised webpage, ciso[.]guide, and redirect them to a Rig Exploit Kit landing page located at vds-cs59923timeweb[.]re]. Out of the aforementioned recipients, three of the devices belonging to D. Walker, M. Land and S. Adams accessed the ciso[.]guide web page. Intriguingly, Daniel-PC, despite not receiving the email, was also redirected to the exploit kit's landing page after visiting ciso[.]guide. This underscores a critical realization: the actual threat vector in this case wasn't the spear-phishing email, but rather a Drive-by compromise. Thus, merely accessing the compromised ciso[.]guide webpage, without even receiving the email, could lead users to the Rig EK landing page. </text:p>
      <text:p text:style-name="P6">Delving deeper, we identified that two devices, LAB-Win7-01 and Daniel-PC, were exposed to the Rig Exploit Kit, with malicious payloads delivered onto their filesystems. This finding directly contradicts Boots' prior assertions. However, it was determined that the malware, known as Ramnit only breached the security of Daniel-PC, by activating its payload at various instances, highlighting its intention to firmly embed itself within the system. </text:p>
      <text:p text:style-name="P6">Finally, our investigation revealed the possibility of insider manipulation, dissemination and execution of  Ramnit Malware payload on Daniel -PC.</text:p>
      <text:p text:style-name="P6">To safeguard against threats posed by drive-by compromise we recommend all browsers and plugins should be maintained up-to-date to prevent the exploitation phase of this threat. Moreover, the use of modern browsers with security features turned on should be encouraged across board to prevent the threat posed by exploits.</text:p>
      <text:h text:style-name="Heading_20_2" text:outline-level="2">Situation</text:h>
      <text:p text:style-name="P6">The situation at hand is to revisit a 2017 incident reported by one of our analysts, Mr. Boots, concerning an unusual email received by some AT-USA Employees, P. Brand and three others</text:p>
      <text:p text:style-name="P6">asking all users to log into www[.]ciso[.]guide within 48 hours to upgrade their user database account.</text:p>
      <text:p text:style-name="P6">Mr. Boots had viewed the email as harmless since no malicious binaries were discovered on the recipient's device.</text:p>
      <text:p text:style-name="P6"><text:soft-page-break/>Boots also perceived the URL, www[.]ciso[.]guide as safe given that the IT team frequently accessed the site without any problems.</text:p>
      <text:p text:style-name="P6">Boots concluded that, because no malicious files were found on P. Brand's computer (the email recipient), no other AT-USA devices were affected.</text:p>
      <text:p text:style-name="P6">However, it was believed that by re-examining the investigation we would be able to replicate the initial investigation conducted by Boots or end up discovering something that others overlooked in the past</text:p>
      <text:h text:style-name="P5" text:outline-level="2">Background</text:h>
      <text:p text:style-name="P6">It all started on 12/29/2017 and at 20:58 GMT when P. Brant, CFO of AT-USA received a suspicious email directing users to navigate to www[.]ciso[.]guide for database upgrade.</text:p>
      <text:p text:style-name="P6">Even though the email was investigated previously, we are tasked by Virgil with the responsibility to systematically and independently re-examine the investigation initially conducted by Mr. Boots about the email to determine if the it was truly benign as reported.</text:p>
      <text:p text:style-name="P6">Our objective is to validate and corroborate the initial findings, particularly the conclusion that since no malicious files were found on P. Brand's computer (the email recipient), no other AT-USA devices were also affected.</text:p>
      <text:p text:style-name="P6">Virgil, our supervisor who assigned this task provided us with the following resources; SIEM log dated between 12/29/2017 - 01/04/2018 at 20:58PM - 12:00PM GMT, Boots' SBAR report, and a copy of the spear phishing email.</text:p>
      <text:p text:style-name="P6">Looking into the SIEM logs we were abreast with the documentation of bro event logs (index = bro), Sysmon logs (index = Sysmon), snort alerts logs (index = snort), firewall (index =cisco), and antivirus (index = av) logs for our in-depth investigation</text:p>
      <text:h text:style-name="P5" text:outline-level="2">Assessment</text:h>
      <text:p text:style-name="P6">Boot had been wrong in his investigation, reporting and conclusion that the email was harmless and that since no malicious binaries were found on P Brant's device there was no cause for alarm.</text:p>
      <text:p text:style-name="P6">However, it has been discovered that the email was actually sent to lure users to compromised website, ciso[.]guide to be redirected to Rig Exploit kit landing page located at [vds-cs59923[.]timeweb[.]ru ] and had three additional targets</text:p>
      <text:p text:style-name="P6">(P. Land, D. Walker, and S. Adams) who were not accounted for by Boots' initial investigation.</text:p>
      <text:p text:style-name="P6">Boots determined that, because no malicious files were found on P. Brand's computer (the email recipient), no other AT-USA devices were affected.</text:p>
      <text:p text:style-name="P6"><text:soft-page-break/>However, our investigation has shown that malicious binaries were delivered to two other devices belonging to AT-USA staff (Daniel-PC and LAB-Win7-01/s. Adams) by the exploit Kit.</text:p>
      <text:p text:style-name="P6">Finally, Boot had reported that the threat <text:span text:style-name="T1">vector</text:span> in the incident had to do with the spear phishing, however, our investigation has shown that the actual threat <text:span text:style-name="T1">vector</text:span> was a Drive-by compromise.</text:p>
      <text:p text:style-name="P6">Any visit by users to the compromised ciso[.]guide web page exposed them to the EK without necessarily receiving the email.</text:p>
      <text:p text:style-name="P6">The course of events unraveled as follows:</text:p>
      <text:p text:style-name="P6">P Bran<text:span text:style-name="T1">d</text:span>, a staff member at AT-USA, received a suspicious email on 12/29/2017 at 20:58 GMT. The spear-phishing email was a trap to lure users to a compromised www[.]ciso[.]guide for further redirection to EK landing page.</text:p>
      <text:p text:style-name="P6">Receiving the email wasn't the primary threat vector. Rather, simply visiting the tainted ciso[.]guide site was enough for potential infection.</text:p>
      <text:p text:style-name="P6">The core threat in this incident was a Drive-by compromise. Users visiting authentic but compromised ciso[.]guide were rerouted to Rig Exploit Kit (EK) landing page located at vds-cs59923[.]timeweb[.]ru.</text:p>
      <text:p text:style-name="P6">Post the email's dissemination on 12/29/2017 at 20:58 GMT, four AT-USA devices accessed the compromised site, each contacting the EK landing page located vds-cs59923[.]timeweb[.]ru in the order below:</text:p>
      <text:list text:style-name="L1">
        <text:list-item>
          <text:p text:style-name="P7">Lab-Win7-01.at.usa.co from 21:24 to 21:48</text:p>
        </text:list-item>
        <text:list-item>
          <text:p text:style-name="P7">LAB-Win10-03.at.usa.co from 21:40 to 21:56</text:p>
        </text:list-item>
        <text:list-item>
          <text:p text:style-name="P7">Daniel-PC.at.usa.co from 22:50 to 23:11</text:p>
        </text:list-item>
        <text:list-item>
          <text:p text:style-name="P7">LAB-Win10-02.at.usa.co from 23:16 to 23:38</text:p>
        </text:list-item>
      </text:list>
      <text:p text:style-name="P6">At this time the Drive-by compromise aimed to leverage vulnerabilities in software, such as outdated browsers, browser plugins, and other utilities, using the ciso[.]guide platform to distribute the malicious content.</text:p>
      <text:p text:style-name="P6"> </text:p>
      <text:p text:style-name="P6">Notably, of the four devices exposed to Rig EK, two (Daniel-PC, Lab-win7-01) had malicious files created on them while LAB-Win10-02 and LAB-Win10-03 were not compromised by the rig EK in any way.</text:p>
      <text:p text:style-name="P6">On 12/29/2017: and at 21:26 - 21:47 Malware payloads, bilo467.exe, bilo161.exe, bilo4139.exe, bilo494.exe were delivered on [LAB-Win7-01.at.usa.co] by Rig EK thereby compromising the device but not infected by the malware.</text:p>
      <text:p text:style-name="P6"><text:soft-page-break/>On the other hand, on 12/29/2017: and at 23:05:04 Malware payload, bilo400.exe was also delivered on [Daniel-PC.at.usa.co] by Rig EK thereby compromising Daniel-PC.</text:p>
      <text:p text:style-name="P6"> However, starting at 23:14 Malware payload bilo400.exe, was executed on Daniel-PC.at.usa.co.  At this time Daniel -PC was compromised by both Rig EK and the malware called Ramnit.</text:p>
      <text:p text:style-name="P6">On 01/02/2018: and at 4:13 Ramnit executables or binaries were found on Daniel-PC (Daniel-PC.at.usa.co) indicating Daniel -PC was actively infected by the Ramnit Malware execution.</text:p>
      <text:p text:style-name="P6">Further evidence of the attack's success was the execution of bilo400.exe on Daniel-PC from 12/29/2017 23:05 UTC to 01/02/2018 4:13 UTC. Consequently, Daniel-PC\Daniel and Daniel -PC\Waxwing were the users infected by Ramnit executables thereby exhibiting clear indicators of malware compromise at the time of this investigation.</text:p>
      <text:p text:style-name="P6"> </text:p>
      <text:p text:style-name="P6">Post-infection, the Ramnit malware on Daniel-PC sought to establish a connection with its command-and-control server.</text:p>
      <text:p text:style-name="P6">The investigation revealed that on 12/29/2017 and at 23:16: 34] Malware Ramnit attempted to connect to the command-and-control server located at <text:a xlink:type="simple" xlink:href="https://www.virustotal.com/gui/domain/ckkxyupextanlvcrdig.com" text:style-name="Internet_20_link" text:visited-style-name="Visited_20_Internet_20_Link"><text:span text:style-name="T2">ckkxyupextanlvcrdig[.]com</text:span></text:a></text:p>
      <text:p text:style-name="P6">However, the most recent successful command-and- control connection by the malware occurred on 2018-01-02 at 05:39:55 UTC.</text:p>
      <text:p text:style-name="P6">Finally, we discovered that on 01/04/2018, and at 16:40:49 malware Ramnit discontinued any attempt to connect to its C2 server located at <text:a xlink:type="simple" xlink:href="https://www.virustotal.com/gui/domain/ckkxyupextanlvcrdig.com" text:style-name="Internet_20_link" text:visited-style-name="Visited_20_Internet_20_Link"><text:span text:style-name="T2">ckkxyupextanlvcrdig[.]com</text:span></text:a>. </text:p>
      <text:p text:style-name="P6"> </text:p>
      <text:p text:style-name="P6">The attacker's delivery mechanism was the use of exploit kits to gain access to the victim's computer(s) and delivered a malicious payload, a tool aiding Ramnit Malware execution.</text:p>
      <text:p text:style-name="P6"> </text:p>
      <text:p text:style-name="P6">The scope of this incident covers the four devices (LAB-Win7-01, LAB-Win10-02, LAB-Win10-03, Daniel-PC) that were exposed to the threat in various capacities.</text:p>
      <text:p text:style-name="P6">The following explain the role of each of the internal host that were involved in the incident under investigation;</text:p>
      <text:list text:style-name="L2">
        <text:list-item>
          <text:p text:style-name="P8"> <text:span text:style-name="Strong_20_Emphasis">(Daniel-PC.at.usa.co) \ Daniel-pc:</text:span> did not receive the email but was exposed to the threat by the EK. EK dropped bilo400[.]exe payload on it. execution of bilo400.exe payload. Actively compromised by malware Ramnit</text:p>
        </text:list-item>
        <text:list-item>
          <text:p text:style-name="P8"><text:soft-page-break/><text:span text:style-name="Strong_20_Emphasis"> (Lab-Win7-01.at.usa.co) \ S. Adams:</text:span> Did receive email and was exposed to the threat by the EK. Compromised by malware payloads bilo467.exe, bilo161.exe, bilo4139.exe, and bilo494.exe; never executed</text:p>
        </text:list-item>
        <text:list-item>
          <text:p text:style-name="P8"> <text:span text:style-name="Strong_20_Emphasis">(LAB-Win10-03.at.usa.co</text:span>) \ <text:span text:style-name="Strong_20_Emphasis">M. Land: E</text:span>xposed to the EK landing page but was not compromised</text:p>
        </text:list-item>
        <text:list-item>
          <text:p text:style-name="P8"><text:span text:style-name="Strong_20_Emphasis">(LAB-Win10-02.at.usa.co) \D. Walker:</text:span>  Exposed to the EK landing page but was not compromised</text:p>
        </text:list-item>
      </text:list>
      <text:p text:style-name="P6">It is of great significance to note that Daniel-PC\Daniel and Daniel-PC\Waxwing were the two user profiles that were infected by the malware Ramnit while LAB-Win7-01\s.adams  is the user profile compromised by Rig EK, but it was not eventually infected with Ramnit </text:p>
      <text:p text:style-name="P6"> </text:p>
      <text:p text:style-name="P6">Externally, our investigation found three host were involved in the incident including: </text:p>
      <text:p text:style-name="P6">176.57.214.103) [vds-cs59923timeweb[.]re] This is the landing page of the Rig EK</text:p>
      <text:p text:style-name="P6">(35.196.138.220) <text:a xlink:type="simple" xlink:href="https://ut.socraticarts.com/myCourses5/www.ciso" text:style-name="Internet_20_link" text:visited-style-name="Visited_20_Internet_20_Link"><text:span text:style-name="T2">www.ciso</text:span></text:a>[.]guide: The compromised website where visitors were lured to the EK landing page located at vds-cs59923[.]timeweb[.]ru.</text:p>
      <text:p text:style-name="P6">194.87.109.183[<text:a xlink:type="simple" xlink:href="https://www.virustotal.com/gui/domain/ckkxyupextanlvcrdig.com" text:style-name="Internet_20_link" text:visited-style-name="Visited_20_Internet_20_Link"><text:span text:style-name="T2">ckkxyupextanlvcrdig[.]com</text:span></text:a> is Command-and-control server of the malware  Ramnit where the attack originated.</text:p>
      <text:p text:style-name="P6">To conclude, itt is less likely that Daniel-PC was of any particular value to the attacker since it was not the primary target in the spear phishing email prior to visiting ciso[.]guide. </text:p>
      <text:p text:style-name="P6">However, Wab-Win7-01 user S Adams could be of some value to the attacker because he was targeted in the spear phishing e-mail but none of the payloads delivered by the Rig EK were executed on that machine.</text:p>
      <text:p text:style-name="P6"/>
      <text:h text:style-name="P3" text:outline-level="1">RECOMMENDATION</text:h>
      <text:p text:style-name="P9"><text:span text:style-name="T3"><text:s/>Initial investigation of the incident</text:span>: </text:p>
      <text:list text:style-name="L7">
        <text:list-item>
          <text:p text:style-name="P14">Daniel-PC should be promptly quarantined, forensically imaged for additional evidence, and then re-imaged because it was infected with malware  Ramnit by execution. </text:p>
        </text:list-item>
      </text:list>
      <text:list text:style-name="L8">
        <text:list-item>
          <text:p text:style-name="P15">Lab-Win7-01.  should be immediately quarantined because it was compromised by having malware payload delivered on its file-system. The unexecuted payloads (bilo467.exe, bilo161.exe, bilo4139.exe, and bilo494.exe) should be removed from the file system.</text:p>
        </text:list-item>
      </text:list>
      <text:list text:style-name="L9">
        <text:list-item>
          <text:p text:style-name="P16"><text:soft-page-break/>Lab-Win10-02 and Lab-Win10-03 were merely exposed to the threat and therefore needed no remediation at this time.</text:p>
        </text:list-item>
      </text:list>
      <text:list text:style-name="L10">
        <text:list-item>
          <text:p text:style-name="P17">For our incident response team, we recommend<text:span text:style-name="T1">ed</text:span> user login belonging to both Daniel and Waxwing should be reset since their user profiles were compromised by the Ramnit malware.</text:p>
        </text:list-item>
      </text:list>
      <text:list text:style-name="L11">
        <text:list-item>
          <text:p text:style-name="P18">We also recommend<text:span text:style-name="T1">ed</text:span> that Daniel-PC should be singled out for further analysis. At this time, we must acquire both the disk and memory images from Daniel-PC. Subsequently, a comprehensive forensic examination should be conducted on the device to determine if it holds any pertinent information or retrievable data. As we prepare to inform AT-USA about the latest findings we should be ready to question the users of Daniel-PC if the device actually had any asset of great value to the attacker.</text:p>
        </text:list-item>
      </text:list>
      <text:p text:style-name="P6">To prevent the incident of this type from occurring in the future our team has recommended the following to management <text:span text:style-name="T1">after the forensic investigation was conducted</text:span>:</text:p>
      <text:list text:style-name="L3">
        <text:list-item>
          <text:p text:style-name="P10">Ensure that all web browsers, along with their plugins and extensions, are regularly updated.</text:p>
        </text:list-item>
        <text:list-item>
          <text:p text:style-name="P10">Moreover, by prohibiting the use of outdated or vulnerable browser plugins, like Flash or Silver light, the potential areas susceptible to drive-by compromise threats can be considerably reduced.</text:p>
        </text:list-item>
      </text:list>
      <text:list text:style-name="L4">
        <text:list-item>
          <text:p text:style-name="P11">Furthermore, assessing and approving only select browser plugins for installation on staff computers is a beneficial strategy moving forward.</text:p>
        </text:list-item>
      </text:list>
      <text:list text:style-name="L5">
        <text:list-item>
          <text:p text:style-name="P12">The use of web content filtering tools to block access to malicious sites.</text:p>
        </text:list-item>
      </text:list>
      <text:list text:style-name="L6">
        <text:list-item>
          <text:p text:style-name="P13">Deployment of comprehensive endpoint protection platforms (EPP) that offer capabilities like real-time scanning, behavior-based malware detection, and sand-boxing etc.</text:p>
        </text:list-item>
      </text:list>
      <text:p text:style-name="P6"/>
      <text:h text:style-name="P2" text:outline-level="1">IOC Table</text:h>
      <text:h text:style-name="P5" text:outline-level="2">Network IOC</text:h>
      <text:p text:style-name="P6">It is attached in Ramnit Network IOCs File</text:p>
      <text:h text:style-name="P5" text:outline-level="2">Ramnit execution hierarchy</text:h>
      <text:p text:style-name="P6">It is attached in Autopsy Report 3 files</text:p>
      <text:h text:style-name="P5" text:outline-level="2">Registry modifications</text:h>
      <text:p text:style-name="P6">It is attached in Ramnit Registry Hives File</text:p>
      <text:h text:style-name="P4" text:outline-level="1"><text:soft-page-break/>Complete Investigation Timeline</text:h>
      <text:p text:style-name="P19">TIME RANGE: Spearphishing email sent to AT-USA employees</text:p>
      <text:p text:style-name="P20">TIME RANGE: AT-USA devices access ciso.guide and are redirected to Rig EK landing page</text:p>
      <text:p text:style-name="P20">TIME RANGE: Rig EK payloads delivered to LAB-Win7-01</text:p>
      <text:p text:style-name="P20">TIMESTAMP: Rig EK payload delivered to Daniel-PC</text:p>
      <text:p text:style-name="P20">TIMESTAMP: Execution of bilo400.exe Rig EK payload on Daniel-PC (Daniel user profile infected)</text:p>
      <text:p text:style-name="P20">TIME RANGE: Copies of Ramnit executable created (Daniel-PC\Daniel)</text:p>
      <text:p text:style-name="P20">TIME RANGE: Ramnit registry modifications</text:p>
      <text:p text:style-name="P20">TIMESTAMP: Ramnit first persistent execution</text:p>
      <text:p text:style-name="P20">TIMESTAMP: First successful connection to Ramnit C2 server</text:p>
      <text:p text:style-name="P20">TIME RANGE: Modules downloaded from Ramnit C2 server</text:p>
      <text:p text:style-name="P20">TIMESTAMP: Ramnit second persistent execution (Waxwing user profile infected)</text:p>
      <text:p text:style-name="P20">TIME RANGE: Copies of Ramnit executable created (Daniel-PC\Waxwing)</text:p>
      <text:p text:style-name="P20">TIME RANGE: Ramnit modules downloaded from C2 server</text:p>
      <text:p text:style-name="P20">TIMESTAMP: Last successful connection to Ramnit C2 server</text:p>
      <text:p text:style-name="P20">TIMESTAMP: Last attempted but failed connection to Ramnit C2 server</text:p>
      <text:p text:style-name="P21">TIMESTAMP: Memory image of Daniel-PC acquired</text:p>
      <text:p text:style-name="P22"><text:line-break/></text:p>
      <text:p text:style-name="P6"/>
      <text:h text:style-name="P2" text:outline-level="1">Technical Appendix</text:h>
      <text:p text:style-name="P6">Subject: Formal Investigation into the 2017 Email Incident Involving AT-USA Employee P. Brant</text:p>
      <text:p text:style-name="P6">This investigative report is centered on revisiting an incident from 2017, which was previously reported by our esteemed analyst, Mr. Boot. The incident pertains to an anomalous email received by AT-USA employee, Mr. P. Brant.</text:p>
      <text:p text:style-name="P6"><text:span text:style-name="Strong_20_Emphasis">Objective:</text:span> The core objective of this investigation is to authenticate the preliminary conclusion that the said email was a false alarm. We aim to achieve this by independently scrutinizing the initial investigation's details.</text:p>
      <text:p text:style-name="P6"><text:span text:style-name="Strong_20_Emphasis">Resources at Hand:</text:span> For the purpose of this investigation, we had access to:</text:p>
      <text:list text:style-name="L14">
        <text:list-item>
          <text:p text:style-name="P23">SEIM logs from the time of the incident.</text:p>
        </text:list-item>
        <text:list-item>
          <text:p text:style-name="P23">SBAR documentation compiled by Mr. Boot.</text:p>
        </text:list-item>
        <text:list-item>
          <text:p text:style-name="P23">A copy of the email that Mr. P. Brant received on December 29, 2017, at 20:58 GMT.</text:p>
        </text:list-item>
        <text:list-item>
          <text:p text:style-name="P23">snort alerts logs (index=snort)</text:p>
        </text:list-item>
        <text:list-item>
          <text:p text:style-name="P23"><text:soft-page-break/>bro event logs (index=bro)</text:p>
        </text:list-item>
        <text:list-item>
          <text:p text:style-name="P23">Sysmon event logs (index=Sysmon)</text:p>
        </text:list-item>
        <text:list-item>
          <text:p text:style-name="P23">email log (index=email)</text:p>
        </text:list-item>
        <text:list-item>
          <text:p text:style-name="P23">Daniel-PC disc image</text:p>
        </text:list-item>
        <text:list-item>
          <text:p text:style-name="P23">Registry Hives</text:p>
        </text:list-item>
      </text:list>
      <text:p text:style-name="P6"><text:span text:style-name="Strong_20_Emphasis">Technology employed: </text:span>Splunk, Atom, Autopsy, and Registry Explorer</text:p>
      <text:p text:style-name="P6"><text:span text:style-name="Strong_20_Emphasis">Methodology:</text:span> During this investigation, we meticulously examined logs sourced from multiple indexes in Splunk, encompassing bro, Sysmon, email, and snort alerts.</text:p>
      <text:p text:style-name="P6">From the bro index, we collated vital network-based details, namely:</text:p>
      <text:list text:style-name="L15">
        <text:list-item>
          <text:p text:style-name="P24">Date and timestamps of principal events.</text:p>
        </text:list-item>
        <text:list-item>
          <text:p text:style-name="P24">Source and destination IP addresses.</text:p>
        </text:list-item>
      </text:list>
      <text:p text:style-name="P6">Furthermore, the bro index showed time frames in which four computers - Daniel-PC, Lab-Win7-01, LAB-Win10-03, and LAB-Win10-02 - engaged with the website ciso[.]guide and subsequently contacted the exploit kit situated at IP address 176.57.214.103.</text:p>
      <text:p text:style-name="P6">Transitioning to the index=Sysmon allowed us access to host-based events, which included the destination host, source host, users, and the devices, and provided insight into their communication pattern with the potential threat factor. The Sysmon event log was pivotal in discerning the type of payload dispatched by the Exploit Kit (EK) and the specific devices which received and were infected by them.</text:p>
      <text:p text:style-name="P6">We were able to retrieve command-and-control server communication between the Ramnit malware and the Daniel-PC by looking at the snort alerts that were generated during the time of the incident.</text:p>
      <text:p text:style-name="P6">From the email logs we retrieved the number of recipients of the spear phishing email and what actually happened after the email</text:p>
      <text:p text:style-name="P6"><text:span text:style-name="Strong_20_Emphasis">Findings:</text:span> The analysis highlighted that the computer 'Lab-Win7-01' merely had the payload integrated into its filesystem. Conversely, 'Daniel-PC' not only had the payload incorporated but also executed by the Ramnit malware. This was corroborated by Sysmon event codes 11 and 1, respectively. A recurring file variant, identified as the 'bilo variant', manifested across both systems in various forms.</text:p>
      <text:p text:style-name="P6">Delving into index=snort provided insights into logs that had been flagged by the network's intrusion detection and prevention mechanisms. Pertinently, we identified the IP address and domain name of Ramnit malware's command-and-control server, alongside the timestamps indicating the malware's efforts to establish communication back to its central server.</text:p>
      <text:p text:style-name="P6">First attempt began on 12/29/2017 at 23:16:00 </text:p>
      <text:p text:style-name="P6"><text:soft-page-break/>Last attempt ended on 01/04/2018 at 16:40:49</text:p>
      <text:p text:style-name="P6"><text:span text:style-name="Strong_20_Emphasis">Conclusion:</text:span> Contrary to the earlier findings, the email in question was not benign. It was, in fact, indicative of a 'Drive-by' compromise attack on AT-USA network users. This attack resulted in the delivery and execution of a malware payload on distinct computers within the network.</text:p>
      <text:p text:style-name="P6">To fortify our defenses against future recurrences of such attacks, we have proactively outlined several precautionary measures in this report.</text:p>
      <text:p text:style-name="P6"> </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4T00:59:52.657000000</meta:creation-date>
    <dc:date>2024-03-24T01:37:52.837000000</dc:date>
    <meta:editing-duration>PT38M1S</meta:editing-duration>
    <meta:editing-cycles>1</meta:editing-cycles>
    <meta:document-statistic meta:table-count="0" meta:image-count="0" meta:object-count="0" meta:page-count="9" meta:paragraph-count="135" meta:word-count="2626" meta:character-count="17569" meta:non-whitespace-character-count="15070"/>
    <meta:generator>LibreOffice/7.6.2.1$Windows_X86_64 LibreOffice_project/56f7684011345957bbf33a7ee678afaf4d2ba333</meta:generator>
  </office:meta>
</office:document-meta>
</file>